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c9f6" officeooo:paragraph-rsid="0020c9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$ mongo</text:p>
      <text:p text:style-name="Standard">MongoDB shell version v3.6.8</text:p>
      <text:p text:style-name="Standard">connecting to: mongodb://127.0.0.1:27017</text:p>
      <text:p text:style-name="Standard">Implicit session: session { "id" : UUID("095cceee-3600-4244-8d48-7ed523b9473a") }</text:p>
      <text:p text:style-name="Standard">MongoDB server version: 3.6.8</text:p>
      <text:p text:style-name="Standard">Server has startup warnings: </text:p>
      <text:p text:style-name="Standard">2021-12-28T11:22:36.249+0530 I STORAGE <text:s/>[initandlisten] </text:p>
      <text:p text:style-name="Standard">2021-12-28T11:22:36.249+0530 I STORAGE <text:s/>[initandlisten] ** WARNING: Using the XFS filesystem is strongly recommended with the WiredTiger storage engine</text:p>
      <text:p text:style-name="Standard">2021-12-28T11:22:36.249+0530 I STORAGE <text:s/>[initandlisten] ** <text:s text:c="9"/>See http://dochub.mongodb.org/core/prodnotes-filesystem</text:p>
      <text:p text:style-name="Standard">2021-12-28T11:22:37.136+0530 I CONTROL <text:s/>[initandlisten] </text:p>
      <text:p text:style-name="Standard">2021-12-28T11:22:37.136+0530 I CONTROL <text:s/>[initandlisten] ** WARNING: Access control is not enabled for the database.</text:p>
      <text:p text:style-name="Standard">2021-12-28T11:22:37.136+0530 I CONTROL <text:s/>[initandlisten] ** <text:s text:c="9"/>Read and write access to data and configuration is unrestricted.</text:p>
      <text:p text:style-name="Standard">2021-12-28T11:22:37.136+0530 I CONTROL <text:s/>[initandlisten] </text:p>
      <text:p text:style-name="Standard">&gt; show collections</text:p>
      <text:p text:style-name="Standard">&gt; use mongodata</text:p>
      <text:p text:style-name="Standard">switched to db mongodata</text:p>
      <text:p text:style-name="Standard">&gt; db</text:p>
      <text:p text:style-name="Standard">mongodata</text:p>
      <text:p text:style-name="Standard">&gt; mongodata.createCollection('customers')</text:p>
      <text:p text:style-name="Standard">2021-12-28T13:11:28.675+0530 E QUERY <text:s text:c="3"/>[thread1] ReferenceError: mongodata is not defined :</text:p>
      <text:p text:style-name="Standard">@(shell):1:1</text:p>
      <text:p text:style-name="Standard">&gt; db.createCollection('customers')</text:p>
      <text:p text:style-name="Standard">{ "ok" : 1 }</text:p>
      <text:p text:style-name="Standard">&gt; show collections</text:p>
      <text:p text:style-name="Standard">customers</text:p>
      <text:p text:style-name="Standard">&gt; db.customers.insert([{ 'c_id': 1,'c_fname': 'anjani','c_lname': 'patel','c_city': 'ahmedabad','c_phone': 9999999999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customers.insert([{ 'c_id': 1,'c_fname': 'anjani','c_lname': 'patel','c_city': 'ahmedabad','c_phone': 9999999999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<text:soft-page-break/>})</text:p>
      <text:p text:style-name="Standard">&gt; db.customers.find()</text:p>
      <text:p text:style-name="Standard">{ "_id" : ObjectId("61cac0a4635505009fbb1595"), "c_id" : 1, "c_fname" : "anjani", "c_lname" : "patel", "c_city" : "ahmedabad", "c_phone" : 9999999999 }</text:p>
      <text:p text:style-name="Standard">{ "_id" : ObjectId("61cac0c5635505009fbb1596"), "c_id" : 1, "c_fname" : "anjani", "c_lname" : "patel", "c_city" : "ahmedabad", "c_phone" : 9999999999 }</text:p>
      <text:p text:style-name="Standard">&gt; db.customers.find()</text:p>
      <text:p text:style-name="Standard">{ "_id" : ObjectId("61cac0a4635505009fbb1595"), "c_id" : 1, "c_fname" : "anjani", "c_lname" : "patel", "c_city" : "ahmedabad", "c_phone" : 9999999999 }</text:p>
      <text:p text:style-name="Standard">{ "_id" : ObjectId("61cac0c5635505009fbb1596"), "c_id" : 1, "c_fname" : "anjani", "c_lname" : "patel", "c_city" : "ahmedabad", "c_phone" : 9999999999 }</text:p>
      <text:p text:style-name="Standard">&gt; db.customers.insert([{ 'c_id': 3,'c_fname': 'anji','c_lname': 'patel','c_city': 'ahmedabad','c_phone': 999099999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customers.insert([{ 'c_id': 4,'c_fname': 'nisha','c_lname': 'rathod','c_city': 'surat','c_phone': 999099999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customers.insert([{ 'c_id': 5,'c_fname': 'rajvi','c_lname': 'rathod','c_city': 'mehsana','c_phone': 999999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customers.insert([{ 'c_id': 6,'c_fname': 'mahi','c_lname': 'parmar','c_city': 'mehsana','c_phone': 98989898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soft-page-break/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customers.insert([{ 'c_id': 7,'c_fname': 'mahima','c_lname': 'raj','c_city': 'rajkot','c_phone': 898989898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customers.insert([{ 'c_id': 7,'c_fname': 'nishant','c_lname': 'singh','c_city': 'surat','c_phone': 89896698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customers.insert([{ 'c_id': 8,'c_fname': 'nishant','c_lname': 'singh','c_city': 'surat','c_phone': 89896698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db.customers.insert([{ 'c_id': 9,'c_fname': 'riya','c_lname': 'thakor','c_city': 'ahmedabad','c_phone': 7645896698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soft-page-break/><text:tab/>"upserted" : [ ]</text:p>
      <text:p text:style-name="Standard">})</text:p>
      <text:p text:style-name="Standard">&gt; db.customers.insert([{ 'c_id': 10,'c_fname': 'aasha','c_lname': 'thakor','c_city': 'ahmedabad','c_phone': 7645865698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customers.insert([{ 'c_id': 2,'c_fname': 'manvi','c_lname': 'patel','c_city': 'ahmedabad','c_phone': 9999999999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customers.find()</text:p>
      <text:p text:style-name="Standard">{ "_id" : ObjectId("61cac0a4635505009fbb1595"), "c_id" : 1, "c_fname" : "anjani", "c_lname" : "patel", "c_city" : "ahmedabad", "c_phone" : 9999999999 }</text:p>
      <text:p text:style-name="Standard">{ "_id" : ObjectId("61cac0c5635505009fbb1596"), "c_id" : 1, "c_fname" : "anjani", "c_lname" : "patel", "c_city" : "ahmedabad", "c_phone" : 9999999999 }</text:p>
      <text:p text:style-name="Standard">{ "_id" : ObjectId("61cac163635505009fbb1597"), "c_id" : 3, "c_fname" : "anji", "c_lname" : "patel", "c_city" : "ahmedabad", "c_phone" : 999099999 }</text:p>
      <text:p text:style-name="Standard">{ "_id" : ObjectId("61cac1adebd892bc2464766e"), "c_id" : 4, "c_fname" : "nisha", "c_lname" : "rathod", "c_city" : "surat", "c_phone" : 999099999 }</text:p>
      <text:p text:style-name="Standard">{ "_id" : ObjectId("61cac1ddebd892bc2464766f"), "c_id" : 5, "c_fname" : "rajvi", "c_lname" : "rathod", "c_city" : "mehsana", "c_phone" : 999999 }</text:p>
      <text:p text:style-name="Standard">{ "_id" : ObjectId("61cac207ebd892bc24647670"), "c_id" : 6, "c_fname" : "mahi", "c_lname" : "parmar", "c_city" : "mehsana", "c_phone" : 98989898 }</text:p>
      <text:p text:style-name="Standard">{ "_id" : ObjectId("61cac23bebd892bc24647671"), "c_id" : 7, "c_fname" : "mahima", "c_lname" : "raj", "c_city" : "rajkot", "c_phone" : 898989898 }</text:p>
      <text:p text:style-name="Standard">{ "_id" : ObjectId("61cac271ebd892bc24647672"), "c_id" : 7, "c_fname" : "nishant", "c_lname" : "singh", "c_city" : "surat", "c_phone" : 89896698 }</text:p>
      <text:p text:style-name="Standard">{ "_id" : ObjectId("61cac27debd892bc24647673"), "c_id" : 8, "c_fname" : "nishant", "c_lname" : "singh", "c_city" : "surat", "c_phone" : 89896698 }</text:p>
      <text:p text:style-name="Standard">{ "_id" : ObjectId("61cac2b1ebd892bc24647674"), "c_id" : 9, "c_fname" : "riya", "c_lname" : "thakor", "c_city" : "ahmedabad", "c_phone" : 7645896698 }</text:p>
      <text:p text:style-name="Standard">{ "_id" : ObjectId("61cac2c4ebd892bc24647675"), "c_id" : 10, "c_fname" : "aasha", "c_lname" : "thakor", "c_city" : "ahmedabad", "c_phone" : 7645865698 }</text:p>
      <text:p text:style-name="Standard">{ "_id" : ObjectId("61cac3354640fe8b127cda28"), "c_id" : 2, "c_fname" : "manvi", "c_lname" : "patel", "c_city" : "ahmedabad", "c_phone" : 9999999999 }</text:p>
      <text:p text:style-name="Standard"/>
      <text:p text:style-name="Standard"><text:soft-page-break/>&gt; db.createCollection('doctor')</text:p>
      <text:p text:style-name="Standard">{ "ok" : 1 }</text:p>
      <text:p text:style-name="Standard">&gt; db.doctor.insert([{ 'd_id': 1,'d_name': 'manvi','d_city': 'ahmedabad','d_email': 'anjani@gmail.com','d_phone': 9999999999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doctor.insert([{ 'd_id': 2,'d_name': 'anji','d_city': 'surat','d_email': 'anji@gmail.com','d_phone': 999976999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doctor.insert([{ 'd_id': 3,'d_name': 'mina','d_city': 'surat','d_email': 'm@gmail.com','d_phone': 987876999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doctor.insert([{ 'd_id': 4,'d_name': 'kinjal','d_city': 'surat','d_email': 'k@gmail.com','d_phone': 77876999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doctor.insert([{ 'd_id': 5,'d_name': 'lakshmi','d_city': 'ahmedabad','d_email': 'l@gmail.com','d_phone':557876999}])</text:p>
      <text:p text:style-name="Standard"><text:soft-page-break/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doctor.insert([{ 'd_id': 6,'d_name': 'raj','d_city': 'rajkot','d_email': 'r@gmail.com','d_phone':877876999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doctor.insert([{ 'd_id': 7,'d_name': 'raja','d_city': 'jaipur','d_email': 'raja@gmail.com','d_phone':877876900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doctor.insert([{ 'd_id': 8,'d_name': 'rakhi','d_city': 'udaipur','d_email': 'rakhi@gmail.com','d_phone':907876900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doctor.insert([{ 'd_id': 9,'d_name': 'tina','d_city': 'jodhpur','d_email': 'tina@gmail.com','d_phone':90787699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soft-page-break/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doctor.insert([{ 'd_id': 10,'d_name': 'nishit','d_city': 'jodhpur','d_email': 'nishit@gmail.com','d_phone':9990787699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doctor.find()</text:p>
      <text:p text:style-name="Standard">{ "_id" : ObjectId("61cac4014640fe8b127cda29"), "d_id" : 1, "d_name" : "manvi", "d_city" : "ahmedabad", "d_email" : "anjani@gmail.com", "d_phone" : 9999999999 }</text:p>
      <text:p text:style-name="Standard">{ "_id" : ObjectId("61cac4244640fe8b127cda2a"), "d_id" : 2, "d_name" : "anji", "d_city" : "surat", "d_email" : "anji@gmail.com", "d_phone" : 999976999 }</text:p>
      <text:p text:style-name="Standard">{ "_id" : ObjectId("61cac43f4640fe8b127cda2b"), "d_id" : 3, "d_name" : "mina", "d_city" : "surat", "d_email" : "m@gmail.com", "d_phone" : 987876999 }</text:p>
      <text:p text:style-name="Standard">{ "_id" : ObjectId("61cac46f4640fe8b127cda2c"), "d_id" : 4, "d_name" : "kinjal", "d_city" : "surat", "d_email" : "k@gmail.com", "d_phone" : 77876999 }</text:p>
      <text:p text:style-name="Standard">{ "_id" : ObjectId("61cac49a4640fe8b127cda2d"), "d_id" : 5, "d_name" : "lakshmi", "d_city" : "ahmedabad", "d_email" : "l@gmail.com", "d_phone" : 557876999 }</text:p>
      <text:p text:style-name="Standard">{ "_id" : ObjectId("61cac4bb4640fe8b127cda2e"), "d_id" : 6, "d_name" : "raj", "d_city" : "rajkot", "d_email" : "r@gmail.com", "d_phone" : 877876999 }</text:p>
      <text:p text:style-name="Standard">{ "_id" : ObjectId("61cac4dd4640fe8b127cda2f"), "d_id" : 7, "d_name" : "raja", "d_city" : "jaipur", "d_email" : "raja@gmail.com", "d_phone" : 877876900 }</text:p>
      <text:p text:style-name="Standard">{ "_id" : ObjectId("61cac5024640fe8b127cda30"), "d_id" : 8, "d_name" : "rakhi", "d_city" : "udaipur", "d_email" : "rakhi@gmail.com", "d_phone" : 907876900 }</text:p>
      <text:p text:style-name="Standard">{ "_id" : ObjectId("61cac5294640fe8b127cda31"), "d_id" : 9, "d_name" : "tina", "d_city" : "jodhpur", "d_email" : "tina@gmail.com", "d_phone" : 90787699 }</text:p>
      <text:p text:style-name="Standard">{ "_id" : ObjectId("61cac5404640fe8b127cda32"), "d_id" : 10, "d_name" : "nishit", "d_city" : "jodhpur", "d_email" : "nishit@gmail.com", "d_phone" : 9990787699 }</text:p>
      <text:p text:style-name="Standard">&gt; </text:p>
      <text:p text:style-name="Standard">&gt; db.createCollection('faculty')</text:p>
      <text:p text:style-name="Standard">{ "ok" : 1 }</text:p>
      <text:p text:style-name="Standard">&gt; db.faculty.insert([{ 'd_id': 1,'d_name': 'nishit','f_email': 'n@gmail.com','f_pwd': 'nishit','f_dept':'it'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soft-page-break/><text:tab/>"upserted" : [ ]</text:p>
      <text:p text:style-name="Standard">})</text:p>
      <text:p text:style-name="Standard">&gt; db.faculty.insert([{ 'd_id': 2,'d_name': 'rahul','f_email': 'r@gmail.com','f_pwd': 'rahul','f_dept':'it'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faculty.insert([{ 'd_id': 3,'d_name': 'kajal','f_email': 'k@gmail.com','f_pwd': 'kajal','f_dept':'ce'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faculty.insert([{ 'd_id': 4,'d_name': 'radha','f_email': 'radha@gmail.com','f_pwd': 'radha','f_dept':'ce'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faculty.insert([{ 'd_id': 5,'d_name': 'kahan','f_email': 'kahan@gmail.com','f_pwd': 'kahan','f_dept':'civil'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faculty.insert([{ 'd_id': 6,'d_name': 'kanan','f_email': 'kanan@gmail.com','f_pwd': 'kanan','f_dept':'ec'}])</text:p>
      <text:p text:style-name="Standard"><text:soft-page-break/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faculty.insert([{ 'd_id': 7,'d_name': 'moin','f_email': 'm@gmail.com','f_pwd': 'moin','f_dept':'ec'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faculty.insert([{ 'd_id': 8,'d_name': 'nidhi','f_email': 'n@gmail.com','f_pwd': 'neha', 'f_dept': 'ec'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faculty.insert([{ 'd_id': 9,'d_name': 'nita','f_email': 'n@gmail.com','f_pwd': 'nita', 'f_dept': 'comp'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faculty.insert([{ 'd_id': 10,'d_name': 'anita','f_email': 'a@gmail.com','f_pwd': 'anita', 'f_dept': 'comp'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soft-page-break/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faculty.find()</text:p>
      <text:p text:style-name="Standard">{ "_id" : ObjectId("61cac64e4640fe8b127cda33"), "d_id" : 1, "d_name" : "nishit", "f_email" : "n@gmail.com", "f_pwd" : "nishit", "f_dept" : "it" }</text:p>
      <text:p text:style-name="Standard">{ "_id" : ObjectId("61cac6744640fe8b127cda34"), "d_id" : 2, "d_name" : "rahul", "f_email" : "r@gmail.com", "f_pwd" : "rahul", "f_dept" : "it" }</text:p>
      <text:p text:style-name="Standard">{ "_id" : ObjectId("61cac6924640fe8b127cda35"), "d_id" : 3, "d_name" : "kajal", "f_email" : "k@gmail.com", "f_pwd" : "kajal", "f_dept" : "ce" }</text:p>
      <text:p text:style-name="Standard">{ "_id" : ObjectId("61cac6a64640fe8b127cda36"), "d_id" : 4, "d_name" : "radha", "f_email" : "radha@gmail.com", "f_pwd" : "radha", "f_dept" : "ce" }</text:p>
      <text:p text:style-name="Standard">{ "_id" : ObjectId("61cac6f1582f4b7d9372c55f"), "d_id" : 5, "d_name" : "kahan", "f_email" : "kahan@gmail.com", "f_pwd" : "kahan", "f_dept" : "civil" }</text:p>
      <text:p text:style-name="Standard">{ "_id" : ObjectId("61cac715582f4b7d9372c560"), "d_id" : 6, "d_name" : "kanan", "f_email" : "kanan@gmail.com", "f_pwd" : "kanan", "f_dept" : "ec" }</text:p>
      <text:p text:style-name="Standard">{ "_id" : ObjectId("61cac729582f4b7d9372c561"), "d_id" : 7, "d_name" : "moin", "f_email" : "m@gmail.com", "f_pwd" : "moin", "f_dept" : "ec" }</text:p>
      <text:p text:style-name="Standard">{ "_id" : ObjectId("61cac7f8582f4b7d9372c562"), "d_id" : 8, "d_name" : "nidhi", "f_email" : "n@gmail.com", "f_pwd" : "neha", "f_dept" : "ec" }</text:p>
      <text:p text:style-name="Standard">{ "_id" : ObjectId("61cac81b582f4b7d9372c563"), "d_id" : 9, "d_name" : "nita", "f_email" : "n@gmail.com", "f_pwd" : "nita", "f_dept" : "comp" }</text:p>
      <text:p text:style-name="Standard">{ "_id" : ObjectId("61cac82d582f4b7d9372c564"), "d_id" : 10, "d_name" : "anita", "f_email" : "a@gmail.com", "f_pwd" : "anita", "f_dept" : "comp" }</text:p>
      <text:p text:style-name="Standard">&gt; </text:p>
      <text:p text:style-name="Standard">&gt; db.createCollection('movie')</text:p>
      <text:p text:style-name="Standard">{ "ok" : 1 }</text:p>
      <text:p text:style-name="Standard">&gt; db.movie.insert([{ 'm_id': 1,'m_title': 'yeh jawani hai deewani','m_cast': 'ranbir kapoor','m_review': 'awesome', 'm_releaseyear': 2013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movie.insert([{ 'm_id': 2,'m_title': 'shershaah','m_cast': 'kiara advani','m_review': 'nice', 'm_releaseyear': 2021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soft-page-break/><text:tab/>"upserted" : [ ]</text:p>
      <text:p text:style-name="Standard">})</text:p>
      <text:p text:style-name="Standard">&gt; db.movie.insert([{ 'm_id': 3,'m_title': 'bell bottom','m_cast': 'akshay kumar','m_review': 'nice', 'm_releaseyear': 2021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movie.insert([{ 'm_id': 4,'m_title': 'roohi','m_cast': 'rajkumar rao','m_review': 'one time watch', 'm_releaseyear': 2021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movie.insert([{ 'm_id': 5,'m_title': 'radhe','m_cast': 'salman khan','m_review': 'one time watch', 'm_releaseyear': 2021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movie.insert([{ 'm_id': 6,'m_title': 'siddat','m_cast': 'sunny kaushal','m_review': 'not good', 'm_releaseyear': 2021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movie.insert([{ 'm_id': 7,'m_title': 'hum do hmare do','m_cast': 'kriti sanon','m_review': 'nice', 'm_releaseyear': 2021}])</text:p>
      <text:p text:style-name="Standard"><text:soft-page-break/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movie.insert([{ 'm_id': 8,'m_title': 'sooryavanshi','m_cast': 'katrina kaif','m_review': 'not good', 'm_releaseyear': 2021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movie.insert([{ 'm_id': 9,'m_title': 'bunty aur babli 2','m_cast': 'saif ali khan','m_review': 'good', 'm_releaseyear': 2020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movie.insert([{ 'm_id': 10,'m_title': 'pati patni aur woh','m_cast': 'kartik aaryan','m_review': 'very good', 'm_releaseyear': 2018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movie.find()</text:p>
      <text:p text:style-name="Standard">{ "_id" : ObjectId("61cac8d2582f4b7d9372c565"), "m_id" : 1, "m_title" : "yeh jawani hai deewani", "m_cast" : "ranbir kapoor", "m_review" : "awesome", "m_releaseyear" : 2013 }</text:p>
      <text:p text:style-name="Standard">{ "_id" : ObjectId("61cac8fb582f4b7d9372c566"), "m_id" : 2, "m_title" : "shershaah", "m_cast" : "kiara advani", "m_review" : "nice", "m_releaseyear" : 2021 }</text:p>
      <text:p text:style-name="Standard"><text:soft-page-break/>{ "_id" : ObjectId("61cac91f582f4b7d9372c567"), "m_id" : 3, "m_title" : "bell bottom", "m_cast" : "akshay kumar", "m_review" : "nice", "m_releaseyear" : 2021 }</text:p>
      <text:p text:style-name="Standard">{ "_id" : ObjectId("61cac93f582f4b7d9372c568"), "m_id" : 4, "m_title" : "roohi", "m_cast" : "rajkumar rao", "m_review" : "one time watch", "m_releaseyear" : 2021 }</text:p>
      <text:p text:style-name="Standard">{ "_id" : ObjectId("61cac995582f4b7d9372c569"), "m_id" : 5, "m_title" : "radhe", "m_cast" : "salman khan", "m_review" : "one time watch", "m_releaseyear" : 2021 }</text:p>
      <text:p text:style-name="Standard">{ "_id" : ObjectId("61cac9bd582f4b7d9372c56a"), "m_id" : 6, "m_title" : "siddat", "m_cast" : "sunny kaushal", "m_review" : "not good", "m_releaseyear" : 2021 }</text:p>
      <text:p text:style-name="Standard">{ "_id" : ObjectId("61cac9ee582f4b7d9372c56b"), "m_id" : 7, "m_title" : "hum do hmare do", "m_cast" : "kriti sanon", "m_review" : "nice", "m_releaseyear" : 2021 }</text:p>
      <text:p text:style-name="Standard">{ "_id" : ObjectId("61caca1e582f4b7d9372c56c"), "m_id" : 8, "m_title" : "sooryavanshi", "m_cast" : "katrina kaif", "m_review" : "not good", "m_releaseyear" : 2021 }</text:p>
      <text:p text:style-name="Standard">{ "_id" : ObjectId("61caca45582f4b7d9372c56d"), "m_id" : 9, "m_title" : "bunty aur babli 2", "m_cast" : "saif ali khan", "m_review" : "good", "m_releaseyear" : 2020 }</text:p>
      <text:p text:style-name="Standard">{ "_id" : ObjectId("61caca68582f4b7d9372c56e"), "m_id" : 10, "m_title" : "pati patni aur woh", "m_cast" : "kartik aaryan", "m_review" : "very good", "m_releaseyear" : 2018 }</text:p>
      <text:p text:style-name="Standard"/>
      <text:p text:style-name="Standard">&gt; show collections</text:p>
      <text:p text:style-name="Standard">customers</text:p>
      <text:p text:style-name="Standard">doctor</text:p>
      <text:p text:style-name="Standard">faculty</text:p>
      <text:p text:style-name="Standard">movie</text:p>
      <text:p text:style-name="Standard">&gt; </text:p>
      <text:p text:style-name="Standard"/>
      <text:p text:style-name="Standard">&gt; db.createCollection('patient')</text:p>
      <text:p text:style-name="Standard">{ "ok" : 1 }</text:p>
      <text:p text:style-name="Standard"/>
      <text:p text:style-name="Standard">&gt; db.patient.insert([{'p_id':1,'p_fname':'anjani','p_lname':'patel','p_phone':9898989898,'p_city':'ahmedabad'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patient.insert([{'p_id':2,'p_fname':'kajal','p_lname':'panchal','p_phone':98989890098,'p_city':'gandhinagar'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<text:soft-page-break/>})</text:p>
      <text:p text:style-name="Standard">&gt; db.patient.insert([{'p_id':3,'p_fname':'shriya','p_lname':'patel','p_phone':98989892298,'p_city':'ahmedabad'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patient.insert([{'p_id':4,'p_fname':'riya','p_lname':'patel','p_phone':98982292298,'p_city':'rajkot'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patient.insert([{'p_id':5,'p_fname':'avni','p_lname':'patel','p_phone':38982292298,'p_city':'rajkot'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</text:p>
      <text:p text:style-name="P1">&gt; db.patient.insert([{'p_id':6,'p_fname':'nisha','p_lname':'patel','p_phone':38982292298,'p_city':'rajkot'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soft-page-break/><text:tab/>"upserted" : [ ]</text:p>
      <text:p text:style-name="P1">})</text:p>
      <text:p text:style-name="P1">&gt; db.patient.insert([{'p_id':7,'p_fname':'mansi','p_lname':'rao','p_phone':389812292208,'p_city':'surat'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>&gt; db.patient.insert([{'p_id':8,'p_fname':'raj','p_lname':'agrawal','p_phone':812292208,'p_city':'kutch'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>&gt; db.patient.insert([{'p_id':9,'p_fname':'rajvi','p_lname':'agrawal','p_phone':912292208,'p_city':'kutch'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>&gt; db.patient.insert([{'p_id':10,'p_fname':'nikhil','p_lname':'kumar','p_phone':99012292208,'p_city':'jamnagar'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<text:soft-page-break/>})</text:p>
      <text:p text:style-name="P1"/>
      <text:p text:style-name="P1">&gt; db.patient.find()</text:p>
      <text:p text:style-name="P1">{ "_id" : ObjectId("61cbe0cc5d9f8e7627577d79"), "p_id" : 1, "p_fname" : "anjani", "p_lname" : "patel", "p_phone" : 9898989898, "p_city" : "ahmedabad" }</text:p>
      <text:p text:style-name="P1">{ "_id" : ObjectId("61cbe1145d9f8e7627577d7a"), "p_id" : 2, "p_fname" : "kajal", "p_lname" : "panchal", "p_phone" : 98989890098, "p_city" : "gandhinagar" }</text:p>
      <text:p text:style-name="P1">{ "_id" : ObjectId("61cbe12e5d9f8e7627577d7b"), "p_id" : 3, "p_fname" : "shriya", "p_lname" : "patel", "p_phone" : 98989892298, "p_city" : "ahmedabad" }</text:p>
      <text:p text:style-name="P1">{ "_id" : ObjectId("61cbe1475d9f8e7627577d7c"), "p_id" : 4, "p_fname" : "riya", "p_lname" : "patel", "p_phone" : 98982292298, "p_city" : "rajkot" }</text:p>
      <text:p text:style-name="P1">{ "_id" : ObjectId("61cbe1565d9f8e7627577d7d"), "p_id" : 5, "p_fname" : "avni", "p_lname" : "patel", "p_phone" : 38982292298, "p_city" : "rajkot" }</text:p>
      <text:p text:style-name="P1">{ "_id" : ObjectId("61cbe1bf5d9f8e7627577d7e"), "p_id" : 6, "p_fname" : "nisha", "p_lname" : "patel", "p_phone" : 38982292298, "p_city" : "rajkot" }</text:p>
      <text:p text:style-name="P1">{ "_id" : ObjectId("61cbe1f65d9f8e7627577d7f"), "p_id" : 7, "p_fname" : "mansi", "p_lname" : "rao", "p_phone" : 389812292208, "p_city" : "surat" }</text:p>
      <text:p text:style-name="P1">{ "_id" : ObjectId("61cbe21b5d9f8e7627577d80"), "p_id" : 8, "p_fname" : "raj", "p_lname" : "agrawal", "p_phone" : 812292208, "p_city" : "kutch" }</text:p>
      <text:p text:style-name="P1">{ "_id" : ObjectId("61cbe22b5d9f8e7627577d81"), "p_id" : 9, "p_fname" : "rajvi", "p_lname" : "agrawal", "p_phone" : 912292208, "p_city" : "kutch" }</text:p>
      <text:p text:style-name="P1">{ "_id" : ObjectId("61cbe2555d9f8e7627577d82"), "p_id" : 10, "p_fname" : "nikhil", "p_lname" : "kumar", "p_phone" : 99012292208, "p_city" : "jamnagar" }</text:p>
      <text:p text:style-name="P1"/>
      <text:p text:style-name="P1">&gt; db.createCollection('products')</text:p>
      <text:p text:style-name="P1">{ "ok" : 1 }</text:p>
      <text:p text:style-name="P1"/>
      <text:p text:style-name="P1">&gt; db.products.insert([{'p_id':1,'p_name':'saree','p_prize':500,'p_category':'cloth','p_quantity':2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/>
      <text:p text:style-name="P1">&gt; db.products.insert([{'p_id':2,'p_name':'tshirt','p_prize':1000,'p_category':'cloth','p_quantity':4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/>
      <text:p text:style-name="P1"/>
      <text:p text:style-name="P1"><text:soft-page-break/>&gt; db.products.insert([{'p_id':3,'p_name':'medicine','p_prize':100,'p_category':'pharmacy','p_quantity':2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>&gt; db.products.insert([{'p_id':4,'p_name':'kajal','p_prize':200,'p_category':'beauty','p_quantity':2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>&gt; db.products.insert([{'p_id':5,'p_name':'lipstick','p_prize':500,'p_category':'beauty','p_quantity':3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>&gt; </text:p>
      <text:p text:style-name="P1">&gt; db.products.insert([{'p_id':6,'p_name':'mobile','p_prize':20000,'p_category':'electronics','p_quantity':2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/>
      <text:p text:style-name="P1"/>
      <text:p text:style-name="P1"/>
      <text:p text:style-name="P1"><text:soft-page-break/>&gt; db.products.insert([{'p_id':7,'p_name':'watch','p_prize':500,'p_category':'accessories','p_quantity':2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>&gt; db.products.insert([{'p_id':8,'p_name':'tv','p_prize':10000,'p_category':'electronics','p_quantity':1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>&gt; db.products.insert([{'p_id':9,'p_name':'foundation','p_prize':500,'p_category':'beauty','p_quantity':2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>&gt; db.products.insert([{'p_id':10,'p_name':'shoes','p_prize':1000,'p_category':'footwear','p_quantity':2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>&gt; </text:p>
      <text:p text:style-name="P1"><text:soft-page-break/>&gt; db.products.find()</text:p>
      <text:p text:style-name="P1">{ "_id" : ObjectId("61cbe32c5d9f8e7627577d83"), "p_id" : 1, "p_name" : "saree", "p_prize" : 500, "p_category" : "cloth", "p_quantity" : 2 }</text:p>
      <text:p text:style-name="P1">{ "_id" : ObjectId("61cbe3555d9f8e7627577d84"), "p_id" : 2, "p_name" : "tshirt", "p_prize" : 1000, "p_category" : "cloth", "p_quantity" : 4 }</text:p>
      <text:p text:style-name="P1">{ "_id" : ObjectId("61cbe36b5d9f8e7627577d85"), "p_id" : 3, "p_name" : "medicine", "p_prize" : 100, "p_category" : "pharmacy", "p_quantity" : 2 }</text:p>
      <text:p text:style-name="P1">{ "_id" : ObjectId("61cbe3845d9f8e7627577d86"), "p_id" : 4, "p_name" : "kajal", "p_prize" : 200, "p_category" : "beauty", "p_quantity" : 2 }</text:p>
      <text:p text:style-name="P1">{ "_id" : ObjectId("61cbe3985d9f8e7627577d87"), "p_id" : 5, "p_name" : "lipstick", "p_prize" : 500, "p_category" : "beauty", "p_quantity" : 3 }</text:p>
      <text:p text:style-name="P1">{ "_id" : ObjectId("61cbe41f5d9f8e7627577d88"), "p_id" : 6, "p_name" : "mobile", "p_prize" : 20000, "p_category" : "electronics", "p_quantity" : 2 }</text:p>
      <text:p text:style-name="P1">{ "_id" : ObjectId("61cbe4455d9f8e7627577d89"), "p_id" : 7, "p_name" : "watch", "p_prize" : 500, "p_category" : "accessories", "p_quantity" : 2 }</text:p>
      <text:p text:style-name="P1">{ "_id" : ObjectId("61cbe45d5d9f8e7627577d8a"), "p_id" : 8, "p_name" : "tv", "p_prize" : 10000, "p_category" : "electronics", "p_quantity" : 1 }</text:p>
      <text:p text:style-name="P1">{ "_id" : ObjectId("61cbe4755d9f8e7627577d8b"), "p_id" : 9, "p_name" : "foundation", "p_prize" : 500, "p_category" : "beauty", "p_quantity" : 2 }</text:p>
      <text:p text:style-name="P1">{ "_id" : ObjectId("61cbe4895d9f8e7627577d8c"), "p_id" : 10, "p_name" : "shoes", "p_prize" : 1000, "p_category" : "footwear", "p_quantity" : 2 }</text:p>
      <text:p text:style-name="P1">&gt; </text:p>
      <text:p text:style-name="P1"/>
      <text:p text:style-name="P1">&gt; show collections</text:p>
      <text:p text:style-name="P1">customers</text:p>
      <text:p text:style-name="P1">doctor</text:p>
      <text:p text:style-name="P1">faculty</text:p>
      <text:p text:style-name="P1">movie</text:p>
      <text:p text:style-name="P1">patient</text:p>
      <text:p text:style-name="P1">products</text:p>
      <text:p text:style-name="P1">&gt; </text:p>
      <text:p text:style-name="P1"/>
      <text:p text:style-name="P1">&gt; db.createCollection('staffs')</text:p>
      <text:p text:style-name="P1">{ "ok" : 1 }</text:p>
      <text:p text:style-name="P1">&gt; </text:p>
      <text:p text:style-name="P1">&gt; db.staffs.insert([{'s_id':1,'s_fname':'kajal','s_lname':'patel','s_email':'k@gmail.com','s_pwd':'k123'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/>
      <text:p text:style-name="P1">&gt; db.staffs.insert([{'s_id':2,'s_fname':'nensi','s_lname':'panchal','s_email':'n@gmail.com','s_pwd':'n123'}])</text:p>
      <text:p text:style-name="P1">BulkWriteResult({</text:p>
      <text:p text:style-name="P1"><text:soft-page-break/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>&gt; db.staffs.insert([{'s_id':3,'s_fname':'payal','s_lname':'parmar','s_email':'p@gmail.com','s_pwd':'p123'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>&gt; db.staffs.insert([{'s_id':4,'s_fname':'rakhi','s_lname':'bhadoria','s_email':'r@gmail.com','s_pwd':'r123'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>&gt; db.staffs.insert([{'s_id':5,'s_fname':'manish','s_lname':'thakkar','s_email':'m@gmail.com','s_pwd':'m123'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>&gt; db.staffs.insert([{'s_id':6,'s_fname':'richa','s_lname':'mehta','s_email':'r@gmail.com','s_pwd':'r123'}])</text:p>
      <text:p text:style-name="P1">BulkWriteResult({</text:p>
      <text:p text:style-name="P1"><text:soft-page-break/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>&gt; db.staffs.insert([{'s_id':7,'s_fname':'tulsi','s_lname':'devi','s_email':'t@gmail.com','s_pwd':'t123'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/>
      <text:p text:style-name="P1"/>
      <text:p text:style-name="P1">&gt; db.staffs.insert([{'s_id':8,'s_fname':'pooja','s_lname':'patel','s_email':'p@gmail.com','s_pwd':'p123'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>&gt; db.staffs.insert([{'s_id':9,'s_fname':'prachi','s_lname':'mehta','s_email':'p@gmail.com','s_pwd':'p123'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>&gt; db.staffs.insert([{'s_id':10,'s_fname':'rina','s_lname':'kapoor','s_email':'r@gmail.com','s_pwd':'r123'}])</text:p>
      <text:p text:style-name="P1">BulkWriteResult({</text:p>
      <text:p text:style-name="P1"><text:soft-page-break/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>&gt; </text:p>
      <text:p text:style-name="P1"/>
      <text:p text:style-name="P1">&gt; db.staffs.find()</text:p>
      <text:p text:style-name="P1">{ "_id" : ObjectId("61cbe5245d9f8e7627577d8d"), "s_id" : 1, "s_fname" : "kajal", "s_lname" : "patel", "s_email" : "k@gmail.com", "s_pwd" : "k123" }</text:p>
      <text:p text:style-name="P1">{ "_id" : ObjectId("61cbe5445d9f8e7627577d8e"), "s_id" : 2, "s_fname" : "nensi", "s_lname" : "panchal", "s_email" : "n@gmail.com", "s_pwd" : "n123" }</text:p>
      <text:p text:style-name="P1">{ "_id" : ObjectId("61cbe5585d9f8e7627577d8f"), "s_id" : 3, "s_fname" : "payal", "s_lname" : "parmar", "s_email" : "p@gmail.com", "s_pwd" : "p123" }</text:p>
      <text:p text:style-name="P1">{ "_id" : ObjectId("61cbe5735d9f8e7627577d90"), "s_id" : 4, "s_fname" : "rakhi", "s_lname" : "bhadoria", "s_email" : "r@gmail.com", "s_pwd" : "r123" }</text:p>
      <text:p text:style-name="P1">{ "_id" : ObjectId("61cbe58c5d9f8e7627577d91"), "s_id" : 5, "s_fname" : "manish", "s_lname" : "thakkar", "s_email" : "m@gmail.com", "s_pwd" : "m123" }</text:p>
      <text:p text:style-name="P1">{ "_id" : ObjectId("61cbe5cc5d9f8e7627577d92"), "s_id" : 6, "s_fname" : "richa", "s_lname" : "mehta", "s_email" : "r@gmail.com", "s_pwd" : "r123" }</text:p>
      <text:p text:style-name="P1">{ "_id" : ObjectId("61cbe5e55d9f8e7627577d93"), "s_id" : 7, "s_fname" : "tulsi", "s_lname" : "devi", "s_email" : "t@gmail.com", "s_pwd" : "t123" }</text:p>
      <text:p text:style-name="P1">{ "_id" : ObjectId("61cbe5fb5d9f8e7627577d94"), "s_id" : 8, "s_fname" : "pooja", "s_lname" : "patel", "s_email" : "p@gmail.com", "s_pwd" : "p123" }</text:p>
      <text:p text:style-name="P1">{ "_id" : ObjectId("61cbe6355d9f8e7627577d95"), "s_id" : 9, "s_fname" : "prachi", "s_lname" : "mehta", "s_email" : "p@gmail.com", "s_pwd" : "p123" }</text:p>
      <text:p text:style-name="P1">{ "_id" : ObjectId("61cbe6535d9f8e7627577d96"), "s_id" : 10, "s_fname" : "rina", "s_lname" : "kapoor", "s_email" : "r@gmail.com", "s_pwd" : "r123" }</text:p>
      <text:p text:style-name="P1">&gt; </text:p>
      <text:p text:style-name="P1"/>
      <text:p text:style-name="P1">&gt; show collections</text:p>
      <text:p text:style-name="P1">customers</text:p>
      <text:p text:style-name="P1">doctor</text:p>
      <text:p text:style-name="P1">faculty</text:p>
      <text:p text:style-name="P1">movie</text:p>
      <text:p text:style-name="P1">patient</text:p>
      <text:p text:style-name="P1">products</text:p>
      <text:p text:style-name="P1">staffs</text:p>
      <text:p text:style-name="P1"/>
      <text:p text:style-name="P1">&gt; db.createCollection('stores')</text:p>
      <text:p text:style-name="P1">{ "ok" : 1 }</text:p>
      <text:p text:style-name="P1">&gt; </text:p>
      <text:p text:style-name="P1"/>
      <text:p text:style-name="P1">&gt; db.stores.insert([{'s_id':1,'s_name':'all things more','s_phone':987987987,'s_email':'a@gmail.com','s_city':'ahmedabad'}])</text:p>
      <text:p text:style-name="P1">BulkWriteResult({</text:p>
      <text:p text:style-name="P1"><text:tab/>"writeErrors" : [ ],</text:p>
      <text:p text:style-name="P1"><text:tab/>"writeConcernErrors" : [ ],</text:p>
      <text:p text:style-name="P1"><text:soft-page-break/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/>
      <text:p text:style-name="P1"><text:s/>db.stores.insert([{'s_id':2,'s_name':'beautiful cham','s_phone':887987987,'s_email':'b@gmail.com','s_city':'gandhinagar'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>&gt; db.stores.insert([{'s_id':3,'s_name':'ambrosia store','s_phone':227987987,'s_email':'a@gmail.com','s_city':'rajkot'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>&gt; db.stores.insert([{'s_id':4,'s_name':'gurudev','s_phone':997987987,'s_email':'g@gmail.com','s_city':'rajkot'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>&gt; db.stores.insert([{'s_id':5,'s_name':'umiya','s_phone':900087987,'s_email':'u@gmail.com','s_city':'jamnagar'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soft-page-break/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>&gt; </text:p>
      <text:p text:style-name="P1"/>
      <text:p text:style-name="P1">&gt; db.stores.insert([{'s_id':6,'s_name':'radhe','s_phone':770087987,'s_email':'r@gmail.com','s_city':'bhavnagar'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>&gt; db.stores.insert([{'s_id':7,'s_name':'shree','s_phone':9876543210,'s_email':'s@gmail.com','s_city':'kutch'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/>
      <text:p text:style-name="P1">&gt; db.stores.insert([{'s_id':8,'s_name':'mahalakshmi','s_phone':4576543210,'s_email':'m@gmail.com','s_city':'mumbai'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>&gt; db.stores.insert([{'s_id':9,'s_name':'american blues','s_phone':4576512210,'s_email':'a@gmail.com','s_city':'ahmedabad'}])</text:p>
      <text:p text:style-name="P1">BulkWriteResult({</text:p>
      <text:p text:style-name="P1"><text:tab/>"writeErrors" : [ ],</text:p>
      <text:p text:style-name="P1"><text:soft-page-break/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>&gt; db.stores.insert([{'s_id':10,'s_name':'crunchy cook','s_phone':457651211,'s_email':'c@gmail.com','s_city':'jaipur'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>&gt; </text:p>
      <text:p text:style-name="P1">&gt; db.stores.find()</text:p>
      <text:p text:style-name="P1">{ "_id" : ObjectId("61cbe725f1bcd3f56bde1670"), "s_id" : 1, "s_name" : "all things more", "s_phone" : 987987987, "s_email" : "a@gmail.com", "s_city" : "ahmedabad" }</text:p>
      <text:p text:style-name="P1">{ "_id" : ObjectId("61cbe751f1bcd3f56bde1671"), "s_id" : 2, "s_name" : "beautiful cham", "s_phone" : 887987987, "s_email" : "b@gmail.com", "s_city" : "gandhinagar" }</text:p>
      <text:p text:style-name="P1">{ "_id" : ObjectId("61cbe76ff1bcd3f56bde1672"), "s_id" : 3, "s_name" : "ambrosia store", "s_phone" : 227987987, "s_email" : "a@gmail.com", "s_city" : "rajkot" }</text:p>
      <text:p text:style-name="P1">{ "_id" : ObjectId("61cbe782f1bcd3f56bde1673"), "s_id" : 4, "s_name" : "gurudev", "s_phone" : 997987987, "s_email" : "g@gmail.com", "s_city" : "rajkot" }</text:p>
      <text:p text:style-name="P1">{ "_id" : ObjectId("61cbe79bf1bcd3f56bde1674"), "s_id" : 5, "s_name" : "umiya", "s_phone" : 900087987, "s_email" : "u@gmail.com", "s_city" : "jamnagar" }</text:p>
      <text:p text:style-name="P1">{ "_id" : ObjectId("61cbe7d8f1bcd3f56bde1675"), "s_id" : 6, "s_name" : "radhe", "s_phone" : 770087987, "s_email" : "r@gmail.com", "s_city" : "bhavnagar" }</text:p>
      <text:p text:style-name="P1">{ "_id" : ObjectId("61cbe7f6f1bcd3f56bde1676"), "s_id" : 7, "s_name" : "shree", "s_phone" : 9876543210, "s_email" : "s@gmail.com", "s_city" : "kutch" }</text:p>
      <text:p text:style-name="P1">{ "_id" : ObjectId("61cbe811f1bcd3f56bde1677"), "s_id" : 8, "s_name" : "mahalakshmi", "s_phone" : 4576543210, "s_email" : "m@gmail.com", "s_city" : "mumbai" }</text:p>
      <text:p text:style-name="P1">{ "_id" : ObjectId("61cbe82bf1bcd3f56bde1678"), "s_id" : 9, "s_name" : "american blues", "s_phone" : 4576512210, "s_email" : "a@gmail.com", "s_city" : "ahmedabad" }</text:p>
      <text:p text:style-name="P1">{ "_id" : ObjectId("61cbe848f1bcd3f56bde1679"), "s_id" : 10, "s_name" : "crunchy cook", "s_phone" : 457651211, "s_email" : "c@gmail.com", "s_city" : "jaipur" }</text:p>
      <text:p text:style-name="P1"/>
      <text:p text:style-name="P1">&gt; show collections</text:p>
      <text:p text:style-name="P1">customers</text:p>
      <text:p text:style-name="P1">doctor</text:p>
      <text:p text:style-name="P1">faculty</text:p>
      <text:p text:style-name="P1">movie</text:p>
      <text:p text:style-name="P1">patient</text:p>
      <text:p text:style-name="P1">products</text:p>
      <text:p text:style-name="P1">staffs</text:p>
      <text:p text:style-name="P1">stores</text:p>
      <text:p text:style-name="P1"><text:soft-page-break/>&gt; db.createCollection('student')</text:p>
      <text:p text:style-name="P1">{ "ok" : 1 }</text:p>
      <text:p text:style-name="P1">&gt; </text:p>
      <text:p text:style-name="P1">&gt; db.student.insert([{'s_id':1,'s_name':'anjani','s_gender':'female','s_city':'gandhinagar','s_phone':457651211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>&gt; db.student.insert([{'s_id':2,'s_name':'kajal','s_gender':'female','s_city':'mumbai','s_phone':99881211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&gt; db.student.insert([{'s_id':3,'s_name':'vinit','s_gender':'male','s_city':'jaipur','s_phone':70900000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>&gt; </text:p>
      <text:p text:style-name="P1">&gt; db.student.insert([{'s_id':4,'s_name':'shriya','s_gender':'female','s_city':'ahmedabad','s_phone':70900000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soft-page-break/><text:tab/>"upserted" : [ ]</text:p>
      <text:p text:style-name="P1">})</text:p>
      <text:p text:style-name="P1"/>
      <text:p text:style-name="P1">&gt; db.student.insert([{'s_id':5,'s_name':'nisha','s_gender':'female','s_city':'surat','s_phone':70900000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/>
      <text:p text:style-name="P1">&gt; db.student.insert({'s_id':6,'s_name':'mukesh','s_gender':'male','s_city':'surat','s_phone':70900000})</text:p>
      <text:p text:style-name="P1">WriteResult({ "nInserted" : 1 })</text:p>
      <text:p text:style-name="P1"/>
      <text:p text:style-name="P1">&gt; db.student.insert({'s_id':7,'s_name':'manish','s_gender':'male','s_city':'gandhinagar','s_phone':709008800})</text:p>
      <text:p text:style-name="P1">WriteResult({ "nInserted" : 1 })</text:p>
      <text:p text:style-name="P1">&gt; db.student.insert({'s_id':8,'s_name':'manisha','s_gender':'female','s_city':'gandhinagar','s_phone':709128800})</text:p>
      <text:p text:style-name="P1">WriteResult({ "nInserted" : 1 })</text:p>
      <text:p text:style-name="P1">&gt; db.student.insert({'s_id':8,'s_name':'rakhi','s_gender':'female','s_city':'gandhinagar','s_phone':99128800})</text:p>
      <text:p text:style-name="P1">WriteResult({ "nInserted" : 1 })</text:p>
      <text:p text:style-name="P1">&gt; db.student.insert({'s_id':9,'s_name':'rajvi','s_gender':'female','s_city':'gandhinagar','s_phone':99128800})</text:p>
      <text:p text:style-name="P1">WriteResult({ "nInserted" : 1 })</text:p>
      <text:p text:style-name="P1">&gt; db.student.insert({'s_id':10,'s_name':'rani','s_gender':'female','s_city':'gandhinagar','s_phone':99128800})</text:p>
      <text:p text:style-name="P1">WriteResult({ "nInserted" : 1 })</text:p>
      <text:p text:style-name="P1">&gt; </text:p>
      <text:p text:style-name="P1"/>
      <text:p text:style-name="P1">&gt; db.student.find()</text:p>
      <text:p text:style-name="P1">{ "_id" : ObjectId("61cbe96bf1bcd3f56bde167b"), "s_id" : 1, "s_name" : "anjani", "s_gender" : "female", "s_city" : "gandhinagar", "s_phone" : 457651211 }</text:p>
      <text:p text:style-name="P1">{ "_id" : ObjectId("61cbe986f1bcd3f56bde167c"), "s_id" : 2, "s_name" : "kajal", "s_gender" : "female", "s_city" : "mumbai", "s_phone" : 99881211 }</text:p>
      <text:p text:style-name="P1">{ "_id" : ObjectId("61cbe9c4f1bcd3f56bde1680"), "s_id" : 3, "s_name" : "vinit", "s_gender" : "male", "s_city" : "jaipur", "s_phone" : 70900000 }</text:p>
      <text:p text:style-name="P1">{ "_id" : ObjectId("61cbea06f1bcd3f56bde1681"), "s_id" : 4, "s_name" : "shriya", "s_gender" : "female", "s_city" : "ahmedabad", "s_phone" : 70900000 }</text:p>
      <text:p text:style-name="P1">{ "_id" : ObjectId("61cbea25f1bcd3f56bde1682"), "s_id" : 5, "s_name" : "nisha", "s_gender" : "female", "s_city" : "surat", "s_phone" : 70900000 }</text:p>
      <text:p text:style-name="P1"><text:soft-page-break/>{ "_id" : ObjectId("61cbea7ef1bcd3f56bde1683"), "s_id" : 6, "s_name" : "mukesh", "s_gender" : "male", "s_city" : "surat", "s_phone" : 70900000 }</text:p>
      <text:p text:style-name="P1">{ "_id" : ObjectId("61cbeab5f1bcd3f56bde1684"), "s_id" : 7, "s_name" : "manish", "s_gender" : "male", "s_city" : "gandhinagar", "s_phone" : 709008800 }</text:p>
      <text:p text:style-name="P1">{ "_id" : ObjectId("61cbead9f1bcd3f56bde1686"), "s_id" : 8, "s_name" : "rakhi", "s_gender" : "female", "s_city" : "gandhinagar", "s_phone" : 99128800 }</text:p>
      <text:p text:style-name="P1">{ "_id" : ObjectId("61cbeaf0f1bcd3f56bde1687"), "s_id" : 9, "s_name" : "rajvi", "s_gender" : "female", "s_city" : "gandhinagar", "s_phone" : 99128800 }</text:p>
      <text:p text:style-name="P1">{ "_id" : ObjectId("61cbeafaf1bcd3f56bde1688"), "s_id" : 10, "s_name" : "rani", "s_gender" : "female", "s_city" : "gandhinagar", "s_phone" : 99128800 }</text:p>
      <text:p text:style-name="P1">&gt; </text:p>
      <text:p text:style-name="P1">&gt; show collections</text:p>
      <text:p text:style-name="P1">customers</text:p>
      <text:p text:style-name="P1">doctor</text:p>
      <text:p text:style-name="P1">faculty</text:p>
      <text:p text:style-name="P1">movie</text:p>
      <text:p text:style-name="P1">patient</text:p>
      <text:p text:style-name="P1">products</text:p>
      <text:p text:style-name="P1">staffs</text:p>
      <text:p text:style-name="P1">stores</text:p>
      <text:p text:style-name="P1">student</text:p>
      <text:p text:style-name="P1"/>
      <text:p text:style-name="P1">&gt; db.createCollection('admin')</text:p>
      <text:p text:style-name="P1">{ "ok" : 1 }</text:p>
      <text:p text:style-name="P1"/>
      <text:p text:style-name="P1">&gt; db.admin.insert({'a_id':1,'a_name':'anjani','a_gender':'female','a_email':'a@gmail.com','a_pwd':'a123'})</text:p>
      <text:p text:style-name="P1">WriteResult({ "nInserted" : 1 })</text:p>
      <text:p text:style-name="P1"/>
      <text:p text:style-name="P1">&gt; db.admin.insert({'a_id':2,'a_name':'rakhi','a_gender':'female','a_email':'r@gmail.com','a_pwd':'r123'})</text:p>
      <text:p text:style-name="P1">WriteResult({ "nInserted" : 1 })</text:p>
      <text:p text:style-name="P1">&gt; db.admin.insert({'a_id':3,'a_name':'lokesh','a_gender':'male','a_email':'l@gmail.com','a_pwd':'l123'})</text:p>
      <text:p text:style-name="P1">WriteResult({ "nInserted" : 1 })</text:p>
      <text:p text:style-name="P1">&gt; db.admin.insert({'a_id':4,'a_name':'nikhil','a_gender':'male','a_email':'n@gmail.com','a_pwd':'n123'})</text:p>
      <text:p text:style-name="P1">WriteResult({ "nInserted" : 1 })</text:p>
      <text:p text:style-name="P1">&gt; db.admin.insert({'a_id':5,'a_name':'mansi','a_gender':'female','a_email':'m@gmail.com','a_pwd':'m123'})</text:p>
      <text:p text:style-name="P1">WriteResult({ "nInserted" : 1 })</text:p>
      <text:p text:style-name="P1">&gt; db.admin.insert({'a_id':6,'a_name':'mahi','a_gender':'female','a_email':'mahi@gmail.com','a_pwd':'m123'})</text:p>
      <text:p text:style-name="P1">WriteResult({ "nInserted" : 1 })</text:p>
      <text:p text:style-name="P1">&gt; db.admin.insert({'a_id':7,'a_name':'nikesh','a_gender':'male','a_email':'nikesh@gmail.com','a_pwd':'n123'})</text:p>
      <text:p text:style-name="P1"><text:soft-page-break/>WriteResult({ "nInserted" : 1 })</text:p>
      <text:p text:style-name="P1">&gt; db.admin.insert({'a_id':8,'a_name':'vikas','a_gender':'male','a_email':'vikas@gmail.com','a_pwd':'v123'})</text:p>
      <text:p text:style-name="P1">WriteResult({ "nInserted" : 1 })</text:p>
      <text:p text:style-name="P1">&gt; db.admin.insert({'a_id':9,'a_name':'jitesh','a_gender':'male','a_email':'jitesh@gmail.com','a_pwd':'j123'})</text:p>
      <text:p text:style-name="P1">WriteResult({ "nInserted" : 1 })</text:p>
      <text:p text:style-name="P1">&gt; db.admin.insert({'a_id':10,'a_name':'himanshu','a_gender':'male','a_email':'himanshu@gmail.com','a_pwd':'h123'})</text:p>
      <text:p text:style-name="P1">WriteResult({ "nInserted" : 1 })</text:p>
      <text:p text:style-name="P1">&gt; </text:p>
      <text:p text:style-name="P1">&gt; db.admin.find()</text:p>
      <text:p text:style-name="P1">{ "_id" : ObjectId("61cbec88f1bcd3f56bde1689"), "a_id" : 1, "a_name" : "anjani", "a_gender" : "female", "a_email" : "a@gmail.com", "a_pwd" : "a123" }</text:p>
      <text:p text:style-name="P1">{ "_id" : ObjectId("61cbeca2f1bcd3f56bde168a"), "a_id" : 2, "a_name" : "rakhi", "a_gender" : "female", "a_email" : "r@gmail.com", "a_pwd" : "r123" }</text:p>
      <text:p text:style-name="P1">{ "_id" : ObjectId("61cbecb4f1bcd3f56bde168b"), "a_id" : 3, "a_name" : "lokesh", "a_gender" : "male", "a_email" : "l@gmail.com", "a_pwd" : "l123" }</text:p>
      <text:p text:style-name="P1">{ "_id" : ObjectId("61cbecc4f1bcd3f56bde168c"), "a_id" : 4, "a_name" : "nikhil", "a_gender" : "male", "a_email" : "n@gmail.com", "a_pwd" : "n123" }</text:p>
      <text:p text:style-name="P1">{ "_id" : ObjectId("61cbecd6f1bcd3f56bde168d"), "a_id" : 5, "a_name" : "mansi", "a_gender" : "female", "a_email" : "m@gmail.com", "a_pwd" : "m123" }</text:p>
      <text:p text:style-name="P1">{ "_id" : ObjectId("61cbecebf1bcd3f56bde168e"), "a_id" : 6, "a_name" : "mahi", "a_gender" : "female", "a_email" : "mahi@gmail.com", "a_pwd" : "m123" }</text:p>
      <text:p text:style-name="P1">{ "_id" : ObjectId("61cbed03f1bcd3f56bde168f"), "a_id" : 7, "a_name" : "nikesh", "a_gender" : "male", "a_email" : "nikesh@gmail.com", "a_pwd" : "n123" }</text:p>
      <text:p text:style-name="P1">{ "_id" : ObjectId("61cbed11f1bcd3f56bde1690"), "a_id" : 8, "a_name" : "vikas", "a_gender" : "male", "a_email" : "vikas@gmail.com", "a_pwd" : "v123" }</text:p>
      <text:p text:style-name="P1">{ "_id" : ObjectId("61cbed20f1bcd3f56bde1691"), "a_id" : 9, "a_name" : "jitesh", "a_gender" : "male", "a_email" : "jitesh@gmail.com", "a_pwd" : "j123" }</text:p>
      <text:p text:style-name="P1">{ "_id" : ObjectId("61cbed32f1bcd3f56bde1692"), "a_id" : 10, "a_name" : "himanshu", "a_gender" : "male", "a_email" : "himanshu@gmail.com", "a_pwd" : "h123" }</text:p>
      <text:p text:style-name="P1">&gt; </text:p>
      <text:p text:style-name="P1"/>
      <text:p text:style-name="P1">&gt; show collections</text:p>
      <text:p text:style-name="P1">admin</text:p>
      <text:p text:style-name="P1">customers</text:p>
      <text:p text:style-name="P1">doctor</text:p>
      <text:p text:style-name="P1">faculty</text:p>
      <text:p text:style-name="P1">movie</text:p>
      <text:p text:style-name="P1">patient</text:p>
      <text:p text:style-name="P1">products</text:p>
      <text:p text:style-name="P1">staffs</text:p>
      <text:p text:style-name="P1">stores</text:p>
      <text:p text:style-name="P1">student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13:12:28.642412815</meta:creation-date>
    <dc:date>2021-12-29T10:39:11.128694878</dc:date>
    <meta:editing-duration>PT1H45M29S</meta:editing-duration>
    <meta:editing-cycles>76</meta:editing-cycles>
    <meta:generator>LibreOffice/6.4.7.2$Linux_X86_64 LibreOffice_project/40$Build-2</meta:generator>
    <meta:document-statistic meta:table-count="0" meta:image-count="0" meta:object-count="0" meta:page-count="29" meta:paragraph-count="1218" meta:word-count="5548" meta:character-count="45045" meta:non-whitespace-character-count="39966"/>
  </office:meta>
</office:document-meta>
</file>